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ucida Grande1" svg:font-family="'Lucida Grande'" style:font-pitch="variable"/>
    <style:font-face style:name="Noto Sans CJK SC" svg:font-family="'Noto Sans CJK SC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Grande2" svg:font-family="'Lucida Grande'" style:font-family-generic="system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44aa99" draw:marker-start-width="0.279cm" draw:marker-end-width="0.279cm" draw:fill="solid" draw:fill-color="#eeeeee" fo:min-height="0.949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eeeeee" fo:min-height="0.949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solid" svg:stroke-width="0.053cm" svg:stroke-color="#44aa99" draw:marker-start-width="0.279cm" draw:marker-end-width="0.279cm" draw:fill="solid" draw:fill-color="#eeeeee" fo:min-height="1.423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eeeeee" fo:min-height="1.423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eeeeee" fo:min-height="2.845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35cm" svg:stroke-color="#333333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eeeeee" fo:min-height="0.475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eeeeee"/>
      <style:paragraph-properties fo:text-align="start" style:writing-mode="lr-tb"/>
      <style:text-properties style:font-name="Arial" fo:font-size="12pt" style:font-size-asian="12pt" style:language-asian="pt" style:country-asian="BR" style:font-size-complex="1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Liberation Sans1" fo:font-size="12pt" style:font-name-asian="Times New Roman1" style:font-size-asian="12pt" style:language-asian="pt" style:country-asian="BR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5" draw:id="id5" draw:layer="layout" svg:width="5.65cm" svg:height="1.251cm" svg:x="7.594cm" svg:y="2.251cm">
          <draw:text-box>
            <text:p text:style-name="P1"><text:span text:style-name="T1">Adaptation of LandSHIFT model to ICLFS</text:span></text:p>
          </draw:text-box>
        </draw:frame>
        <draw:frame draw:style-name="gr2" draw:text-style-name="P2" xml:id="id1" draw:id="id1" draw:layer="layout" svg:width="5.664cm" svg:height="1.251cm" svg:x="0.476cm" svg:y="0.281cm">
          <draw:text-box>
            <text:p text:style-name="P1"><text:span text:style-name="T1">- Available field data from ICFLS experiments</text:span></text:p>
          </draw:text-box>
        </draw:frame>
        <draw:frame draw:style-name="gr1" draw:text-style-name="P2" xml:id="id3" draw:id="id3" draw:layer="layout" svg:width="5.613cm" svg:height="1.251cm" svg:x="0.497cm" svg:y="4.482cm">
          <draw:text-box>
            <text:p text:style-name="P1"><text:span text:style-name="T1">Production estimates by DayCent simulation</text:span></text:p>
          </draw:text-box>
        </draw:frame>
        <draw:frame draw:style-name="gr1" draw:text-style-name="P2" xml:id="id2" draw:id="id2" draw:layer="layout" svg:width="5.662cm" svg:height="1.251cm" svg:x="0.478cm" svg:y="2.237cm">
          <draw:text-box>
            <text:p text:style-name="P1"><text:span text:style-name="T1">Adaptation of DayCent model to ICLFS</text:span></text:p>
          </draw:text-box>
        </draw:frame>
        <draw:frame draw:style-name="gr3" draw:text-style-name="P2" xml:id="id6" draw:id="id6" draw:layer="layout" svg:width="5.635cm" svg:height="1.725cm" svg:x="7.61cm" svg:y="4.243cm">
          <draw:text-box>
            <text:p text:style-name="P1"><text:span text:style-name="T1">Land-use change projections for different scenarios</text:span></text:p>
          </draw:text-box>
        </draw:frame>
        <draw:frame draw:style-name="gr4" draw:text-style-name="P2" xml:id="id7" draw:id="id7" draw:layer="layout" svg:width="5.53cm" svg:height="1.725cm" svg:x="0.529cm" svg:y="6.638cm">
          <draw:text-box>
            <text:p text:style-name="P1"><text:span text:style-name="T1">- Climatic forcing </text:span></text:p>
            <text:p text:style-name="P1"><text:span text:style-name="T1">- Land-use map</text:span></text:p>
            <text:p text:style-name="P1"><text:span text:style-name="T1">- Soil type map</text:span></text:p>
          </draw:text-box>
        </draw:frame>
        <draw:frame draw:style-name="gr5" draw:text-style-name="P2" xml:id="id8" draw:id="id8" draw:layer="layout" svg:width="5.594cm" svg:height="3.147cm" svg:x="7.645cm" svg:y="6.622cm">
          <draw:text-box>
            <text:p text:style-name="P1"><text:span text:style-name="T1">- Country crop production </text:span></text:p>
            <text:p text:style-name="P1"><text:span text:style-name="T1">- Land-use map</text:span></text:p>
            <text:p text:style-name="P1"><text:span text:style-name="T1">- Demography</text:span></text:p>
            <text:p text:style-name="P1"><text:span text:style-name="T1">- Terrain slope</text:span></text:p>
            <text:p text:style-name="P1"><text:span text:style-name="T1">- Infrastructure</text:span></text:p>
            <text:p text:style-name="P1"><text:span text:style-name="T1">- River network</text:span></text:p>
          </draw:text-box>
        </draw:frame>
        <draw:connector draw:style-name="gr6" draw:text-style-name="P3" draw:layer="layout" draw:line-skew="0.089cm" svg:x1="3.308cm" svg:y1="1.532cm" svg:x2="3.309cm" svg:y2="2.237cm" draw:start-shape="id1" draw:start-glue-point="2" draw:end-shape="id2" draw:end-glue-point="0" svg:d="M3308 1532v442h1v263" svg:viewBox="0 0 2 706">
          <text:p/>
        </draw:connector>
        <draw:frame draw:style-name="gr7" draw:text-style-name="P2" xml:id="id4" draw:id="id4" draw:layer="layout" svg:width="5.582cm" svg:height="0.777cm" svg:x="7.62cm" svg:y="0.678cm">
          <draw:text-box>
            <text:p text:style-name="P1"><text:span text:style-name="T1">- Literature</text:span></text:p>
          </draw:text-box>
        </draw:frame>
        <draw:connector draw:style-name="gr6" draw:text-style-name="P3" draw:layer="layout" draw:line-skew="0.496cm" svg:x1="3.309cm" svg:y1="3.488cm" svg:x2="3.303cm" svg:y2="4.482cm" draw:start-shape="id2" draw:start-glue-point="2" draw:end-shape="id3" draw:end-glue-point="0" svg:d="M3309 3488v993h-6v1" svg:viewBox="0 0 7 995">
          <text:p/>
        </draw:connector>
        <draw:connector draw:style-name="gr6" draw:text-style-name="P3" draw:layer="layout" draw:line-skew="0.238cm" svg:x1="10.411cm" svg:y1="1.455cm" svg:x2="10.419cm" svg:y2="2.251cm" draw:start-shape="id4" draw:start-glue-point="2" draw:end-shape="id5" draw:end-glue-point="0" svg:d="M10411 1455v636h8v160" svg:viewBox="0 0 9 797">
          <text:p/>
        </draw:connector>
        <draw:connector draw:style-name="gr6" draw:text-style-name="P3" draw:layer="layout" draw:line-skew="0.206cm" svg:x1="10.419cm" svg:y1="3.502cm" svg:x2="10.427cm" svg:y2="4.243cm" draw:start-shape="id5" draw:start-glue-point="2" draw:end-shape="id6" draw:end-glue-point="0" svg:d="M10419 3502v577h8v164" svg:viewBox="0 0 9 742">
          <text:p/>
        </draw:connector>
        <draw:connector draw:style-name="gr6" draw:text-style-name="P3" draw:layer="layout" svg:x1="6.11cm" svg:y1="5.107cm" svg:x2="7.61cm" svg:y2="5.105cm" draw:start-shape="id3" draw:start-glue-point="1" draw:end-shape="id6" draw:end-glue-point="3" svg:d="M6110 5107h750v-2h750" svg:viewBox="0 0 1501 3">
          <text:p/>
        </draw:connector>
        <draw:connector draw:style-name="gr6" draw:text-style-name="P3" draw:layer="layout" draw:line-skew="-0.221cm" svg:x1="3.294cm" svg:y1="6.638cm" svg:x2="3.303cm" svg:y2="5.733cm" draw:start-shape="id7" draw:start-glue-point="0" draw:end-shape="id3" draw:end-glue-point="2" svg:d="M3294 6638v-673h9v-232" svg:viewBox="0 0 10 906">
          <text:p/>
        </draw:connector>
        <draw:connector draw:style-name="gr6" draw:text-style-name="P3" draw:layer="layout" draw:line-skew="-0.155cm" svg:x1="10.442cm" svg:y1="6.622cm" svg:x2="10.427cm" svg:y2="5.968cm" draw:start-shape="id8" draw:start-glue-point="0" draw:end-shape="id6" draw:end-glue-point="2" svg:d="M10442 6622v-482h-15v-172" svg:viewBox="0 0 16 65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ucida Grande1" svg:font-family="'Lucida Grande'" style:font-pitch="variable"/>
    <style:font-face style:name="Noto Sans CJK SC" svg:font-family="'Noto Sans CJK SC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Grande2" svg:font-family="'Lucida Grande'" style:font-family-generic="system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justify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font-name-asian="Times New Roman1" style:font-family-asian="'Times New Roman'" style:font-pitch-asian="variable" style:font-size-asian="11pt" style:language-asian="ar" style:country-asian="SA"/>
    </style:style>
    <style:style style:name="ListLabel_20_1" style:display-name="ListLabel 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page_20_number" style:display-name="page 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Lucida Grande1" style:font-family-asian="'Lucida Grande'" style:font-pitch-asian="variable" style:font-size-asian="9pt"/>
    </style:style>
    <style:style style:name="Comment_20_Subject_20_Char" style:display-name="Comment Subject Char" style:family="graphic">
      <style:paragraph-properties style:text-autospace="none"/>
      <style:text-properties style:font-name="Calibri" fo:font-family="Calibri" style:font-family-generic="roman" style:font-pitch="variable" fo:font-size="10pt" fo:font-weight="bold" style:font-name-asian="Times New Roman1" style:font-family-asian="'Times New Roman'" style:font-pitch-asian="variable" style:font-size-asian="10pt" style:font-weight-asian="bold"/>
    </style:style>
    <style:style style:name="Comment_20_Text_20_Char" style:display-name="Comment Text Char" style:family="graphic">
      <style:paragraph-properties style:text-autospace="none"/>
      <style:text-properties style:font-name="Calibri" fo:font-family="Calibri" style:font-family-generic="roman" style:font-pitch="variable" style:font-name-asian="Times New Roman1" style:font-family-asian="'Times New Roman'" style:font-pitch-asian="variable"/>
    </style:style>
    <style:style style:name="annotation_20_reference" style:display-name="annotation reference" style:family="graphic">
      <style:paragraph-properties style:text-autospace="none"/>
      <style:text-properties fo:font-size="9pt" style:font-size-asian="9pt" style:font-size-complex="9pt"/>
    </style:style>
    <style:style style:name="Frame_20_Contents" style:display-name="Frame Contents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List_20_Paragraph" style:display-name="List Paragraph" style:family="graphic">
      <style:paragraph-properties fo:margin-left="2.24cm" fo:margin-right="0cm" fo:text-align="justify" fo:text-indent="0cm" style:text-autospace="none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Footer" style:family="graphic">
      <style:paragraph-properties fo:margin-top="0cm" fo:margin-bottom="0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Header_20_and_20_Footer" style:display-name="Header and Footer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font-name="Lucida Grande" fo:font-family="'Lucida Grande'" style:font-family-generic="roman" style:font-pitch="variable" fo:font-size="9pt" style:font-name-asian="Lucida Grande1" style:font-family-asian="'Lucida Grande'" style:font-pitch-asian="variable" style:font-size-asian="9pt"/>
    </style:style>
    <style:style style:name="annotation_20_subject" style:display-name="annotation subject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0pt" fo:font-weight="bold" style:font-name-asian="Times New Roman1" style:font-family-asian="'Times New Roman'" style:font-pitch-asian="variable" style:font-size-asian="10pt" style:font-weight-asian="bold"/>
    </style:style>
    <style:style style:name="annotation_20_text" style:display-name="annotation text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2pt" style:font-name-asian="Times New Roman1" style:font-family-asian="'Times New Roman'" style:font-pitch-asian="variable" style:font-size-asian="12pt"/>
    </style:style>
    <style:style style:name="Index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1pt" style:font-name-asian="Lohit Devanagari1" style:font-family-asian="'Lohit Devanagari'" style:font-size-asian="11pt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font-name="Calibri" fo:font-family="Calibri" style:font-family-generic="roman" style:font-pitch="variable" fo:font-size="12pt" fo:font-style="italic" style:font-name-asian="Lohit Devanagari1" style:font-family-asian="'Lohit Devanagari'" style:font-size-asian="12pt" style:font-style-asian="italic"/>
    </style:style>
    <style:style style:name="List" style:family="graphic">
      <style:paragraph-properties fo:margin-top="0cm" fo:margin-bottom="0.436cm" fo:line-height="115%" fo:text-align="justify" style:text-autospace="none" style:writing-mode="lr-tb"/>
      <style:text-properties style:font-name="Calibri" fo:font-family="Calibri" style:font-family-generic="roman" style:font-pitch="variable" fo:font-size="11pt" style:font-name-asian="Lohit Devanagari1" style:font-family-asian="'Lohit Devanagari'" style:font-size-asian="11pt"/>
    </style:style>
    <style:style style:name="Text_20_Body" style:display-name="Text Body" style:family="graphic">
      <style:paragraph-properties fo:margin-top="0cm" fo:margin-bottom="0.436cm" fo:line-height="115%" fo:text-align="justify" style:text-autospace="none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Heading" style:family="graphic">
      <style:paragraph-properties fo:margin-top="0.746cm" fo:margin-bottom="0.374cm" fo:text-align="justify" style:text-autospace="none" style:writing-mode="lr-tb"/>
      <style:text-properties style:font-name="Liberation Sans3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1:20:28.472850042</meta:creation-date>
    <dc:date>2021-03-11T15:02:01.827210765</dc:date>
    <meta:editing-duration>PT7H36M51S</meta:editing-duration>
    <meta:editing-cycles>9</meta:editing-cycles>
    <meta:generator>LibreOffice/6.4.6.2$Linux_X86_64 LibreOffice_project/40$Build-2</meta:generator>
    <meta:document-statistic meta:object-count="15"/>
  </office:meta>
</office:document-meta>
</file>